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3D9CF3F6.gif" manifest:media-type="image/gif"/>
  <manifest:file-entry manifest:full-path="Pictures/100002000000003200000013DCEBA9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2.579cm"/>
    </style:style>
    <style:style style:name="Tabela1.C" style:family="table-column">
      <style:table-column-properties style:column-width="2.838cm"/>
    </style:style>
    <style:style style:name="Tabela1.D" style:family="table-column">
      <style:table-column-properties style:column-width="2.933cm"/>
    </style:style>
    <style:style style:name="Tabela1.E" style:family="table-column">
      <style:table-column-properties style:column-width="2.905cm"/>
    </style:style>
    <style:style style:name="Tabela1.F" style:family="table-column">
      <style:table-column-properties style:column-width="3.353cm"/>
    </style:style>
    <style:style style:name="Tabela1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ela1.2" style:family="table-row">
      <style:table-row-properties fo:background-color="#ffffff">
        <style:background-image/>
      </style:table-row-properties>
    </style:style>
    <style:style style:name="Tabela1.A2" style:family="table-cell">
      <style:table-cell-properties style:vertical-align="middle" fo:padding="0.049cm" fo:border="none"/>
    </style:style>
    <style:style style:name="Tabela1.3" style:family="table-row">
      <style:table-row-properties fo:background-color="#dfdfdf">
        <style:background-image/>
      </style:table-row-properties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819cm"/>
    </style:style>
    <style:style style:name="Tabela2.B" style:family="table-column">
      <style:table-column-properties style:column-width="1.931cm"/>
    </style:style>
    <style:style style:name="Tabela2.C" style:family="table-column">
      <style:table-column-properties style:column-width="2.191cm"/>
    </style:style>
    <style:style style:name="Tabela2.D" style:family="table-column">
      <style:table-column-properties style:column-width="2.286cm"/>
    </style:style>
    <style:style style:name="Tabela2.E" style:family="table-column">
      <style:table-column-properties style:column-width="1.804cm"/>
    </style:style>
    <style:style style:name="Tabela2.F" style:family="table-column">
      <style:table-column-properties style:column-width="1.808cm"/>
    </style:style>
    <style:style style:name="Tabela2.G" style:family="table-column">
      <style:table-column-properties style:column-width="1.843cm"/>
    </style:style>
    <style:style style:name="Tabela2.H" style:family="table-column">
      <style:table-column-properties style:column-width="3.318cm"/>
    </style:style>
    <style:style style:name="Tabela2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ela2.2" style:family="table-row">
      <style:table-row-properties fo:background-color="#ffffff">
        <style:background-image/>
      </style:table-row-properties>
    </style:style>
    <style:style style:name="Tabela2.A2" style:family="table-cell">
      <style:table-cell-properties style:vertical-align="middle" fo:padding="0.049cm" fo:border="none"/>
    </style:style>
    <style:style style:name="Tabela2.3" style:family="table-row">
      <style:table-row-properties fo:background-color="#dfdfdf">
        <style:background-image/>
      </style:table-row-properties>
    </style:style>
    <style:style style:name="Tabela3" style:family="table">
      <style:table-properties style:width="20.276cm" table:align="left"/>
    </style:style>
    <style:style style:name="Tabela3.A" style:family="table-column">
      <style:table-column-properties style:column-width="1.554cm"/>
    </style:style>
    <style:style style:name="Tabela3.B" style:family="table-column">
      <style:table-column-properties style:column-width="1.651cm"/>
    </style:style>
    <style:style style:name="Tabela3.C" style:family="table-column">
      <style:table-column-properties style:column-width="1.91cm"/>
    </style:style>
    <style:style style:name="Tabela3.D" style:family="table-column">
      <style:table-column-properties style:column-width="2.006cm"/>
    </style:style>
    <style:style style:name="Tabela3.E" style:family="table-column">
      <style:table-column-properties style:column-width="2.304cm"/>
    </style:style>
    <style:style style:name="Tabela3.F" style:family="table-column">
      <style:table-column-properties style:column-width="1.653cm"/>
    </style:style>
    <style:style style:name="Tabela3.H" style:family="table-column">
      <style:table-column-properties style:column-width="2.092cm"/>
    </style:style>
    <style:style style:name="Tabela3.I" style:family="table-column">
      <style:table-column-properties style:column-width="2.161cm"/>
    </style:style>
    <style:style style:name="Tabela3.J" style:family="table-column">
      <style:table-column-properties style:column-width="2.642cm"/>
    </style:style>
    <style:style style:name="Tabela3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ela3.2" style:family="table-row">
      <style:table-row-properties fo:background-color="#ffffff">
        <style:background-image/>
      </style:table-row-properties>
    </style:style>
    <style:style style:name="Tabela3.A2" style:family="table-cell">
      <style:table-cell-properties style:vertical-align="middle" fo:padding="0.049cm" fo:border="none"/>
    </style:style>
    <style:style style:name="Tabela3.3" style:family="table-row">
      <style:table-row-properties fo:background-color="#dfdfdf">
        <style:background-image/>
      </style:table-row-properties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15cm"/>
    </style:style>
    <style:style style:name="Tabela4.B" style:family="table-column">
      <style:table-column-properties style:column-width="2.268cm"/>
    </style:style>
    <style:style style:name="Tabela4.C" style:family="table-column">
      <style:table-column-properties style:column-width="2.528cm"/>
    </style:style>
    <style:style style:name="Tabela4.D" style:family="table-column">
      <style:table-column-properties style:column-width="2.623cm"/>
    </style:style>
    <style:style style:name="Tabela4.E" style:family="table-column">
      <style:table-column-properties style:column-width="2.274cm"/>
    </style:style>
    <style:style style:name="Tabela4.F" style:family="table-column">
      <style:table-column-properties style:column-width="2.141cm"/>
    </style:style>
    <style:style style:name="Tabela4.G" style:family="table-column">
      <style:table-column-properties style:column-width="3.016cm"/>
    </style:style>
    <style:style style:name="Tabela4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ela4.2" style:family="table-row">
      <style:table-row-properties fo:background-color="#ffffff">
        <style:background-image/>
      </style:table-row-properties>
    </style:style>
    <style:style style:name="Tabela4.A2" style:family="table-cell">
      <style:table-cell-properties style:vertical-align="middle" fo:padding="0.049cm" fo:border="none"/>
    </style:style>
    <style:style style:name="Tabela4.3" style:family="table-row">
      <style:table-row-properties fo:background-color="#dfdfdf">
        <style:background-image/>
      </style:table-row-properties>
    </style:style>
    <style:style style:name="P1" style:family="paragraph" style:parent-style-name="Table_20_Heading">
      <style:paragraph-properties fo:text-align="start" style:justify-single-word="false"/>
      <style:text-properties fo:color="#235a81" style:text-line-through-style="none" style:text-line-through-type="none" style:text-underline-style="none" style:text-blinking="false"/>
    </style:style>
    <style:style style:name="P2" style:family="paragraph" style:parent-style-name="Table_20_Heading">
      <style:paragraph-properties fo:margin-left="0cm" fo:margin-right="0cm" fo:text-align="end" style:justify-single-word="false" fo:text-indent="0cm" style:auto-text-indent="false"/>
    </style:style>
    <style:style style:name="P3" style:family="paragraph" style:parent-style-name="Table_20_Heading">
      <style:paragraph-properties fo:margin-left="0cm" fo:margin-right="0.265cm" fo:text-align="start" style:justify-single-word="false" fo:text-indent="0cm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.318cm" loext:contextual-spacing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318cm" loext:contextual-spacing="false" fo:text-align="end" style:justify-single-word="false" fo:text-indent="0cm" style:auto-text-indent="false"/>
    </style:style>
    <style:style style:name="P9" style:family="paragraph" style:parent-style-name="Table_20_Contents">
      <style:paragraph-properties fo:margin-top="0cm" fo:margin-bottom="0.318cm" loext:contextual-spacing="false"/>
    </style:style>
    <style:style style:name="P10" style:family="paragraph" style:parent-style-name="Table_20_Contents">
      <style:paragraph-properties fo:margin-top="0cm" fo:margin-bottom="0.318cm" loext:contextual-spacing="false" fo:text-align="end" style:justify-single-word="false"/>
    </style:style>
    <style:style style:name="P11" style:family="paragraph" style:parent-style-name="Standard">
      <style:text-properties officeooo:rsid="001305b5"/>
    </style:style>
    <style:style style:name="P1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T1" style:family="text">
      <style:text-properties fo:color="#235a81" style:text-line-through-style="none" style:text-line-through-type="none" style:text-underline-style="none" style:text-blinking="false"/>
    </style:style>
    <style:style style:name="T2" style:family="text">
      <style:text-properties fo:color="#235a81" style:text-line-through-style="none" style:text-line-through-type="none" style:text-underline-style="none" fo:font-weight="bold" style:text-blinking="false"/>
    </style:style>
    <style:style style:name="T3" style:family="text">
      <style:text-properties officeooo:rsid="001305b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tendem:</text:p>
      <text:p text:style-name="Standard"/>
      <text:p text:style-name="P12"><draw:frame draw:style-name="fr1" draw:name="Quadro2" text:anchor-type="char" svg:x="11.827cm" svg:width="0.132cm" draw:z-index="0"><draw:text-box fo:min-height="6.985cm"><text:p text:style-name="Text_20_body"/></draw:text-box></draw:frame><draw:frame draw:style-name="fr1" draw:name="Quadro1" text:anchor-type="char" svg:x="8.837cm" svg:width="0.132cm" draw:z-index="1"><draw:text-box fo:min-height="6.985cm"><text:p text:style-name="Text_20_body"/></draw:text-box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table:number-columns-spanned="4" office:value-type="string">
              <text:p text:style-name="P1"><draw:a xlink:type="simple" xlink:href="http://127.0.0.1/phpmyadmin/sql.php"><draw:frame draw:style-name="fr2" draw:name="Figura1" text:anchor-type="as-char" svg:width="1.376cm" svg:height="0.556cm" draw:z-index="2"><draw:image xlink:href="Pictures/100002000000003200000013DCEBA93D.png" xlink:type="simple" xlink:show="embed" xlink:actuate="onLoad"/></draw:frame></draw:a></text:p>
            </table:table-cell>
            <table:covered-table-cell/>
            <table:covered-table-cell/>
            <table:covered-table-cell/>
            <table:table-cell table:style-name="Tabela1.A1" office:value-type="string">
              <text:p text:style-name="P2"><text:a xlink:type="simple" xlink:href="http://127.0.0.1/phpmyadmin/sql.php" text:style-name="Internet_20_link" text:visited-style-name="Visited_20_Internet_20_Link"><text:span text:style-name="T2">Medicos_CRM</text:span></text:a></text:p>
            </table:table-cell>
            <table:table-cell table:style-name="Tabela1.A1" office:value-type="string">
              <text:p text:style-name="P2"><text:a xlink:type="simple" xlink:href="http://127.0.0.1/phpmyadmin/sql.php" text:style-name="Internet_20_link" text:visited-style-name="Visited_20_Internet_20_Link"><text:span text:style-name="T2">Pacientes_CPF</text:span></text:a>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" text:anchor-type="as-char" svg:width="0.476cm" svg:height="0.476cm" draw:z-index="3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3" text:anchor-type="as-char" svg:width="0.476cm" svg:height="0.476cm" draw:z-index="4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4" text:anchor-type="as-char" svg:width="0.476cm" svg:height="0.476cm" draw:z-index="5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12345" text:style-name="Internet_20_link" text:visited-style-name="Visited_20_Internet_20_Link"><text:span text:style-name="T1">12345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234567809" text:style-name="Internet_20_link" text:visited-style-name="Visited_20_Internet_20_Link"><text:span text:style-name="T1">1234567809</text:span></text:a></text:p>
          </table:table-cell>
        </table:table-row>
        <table:table-row table:style-name="Tabela1.3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5" text:anchor-type="as-char" svg:width="0.476cm" svg:height="0.476cm" draw:z-index="6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6" text:anchor-type="as-char" svg:width="0.476cm" svg:height="0.476cm" draw:z-index="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7" text:anchor-type="as-char" svg:width="0.476cm" svg:height="0.476cm" draw:z-index="8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54678" text:style-name="Internet_20_link" text:visited-style-name="Visited_20_Internet_20_Link"><text:span text:style-name="T1">54678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234567809" text:style-name="Internet_20_link" text:visited-style-name="Visited_20_Internet_20_Link"><text:span text:style-name="T1">1234567809</text:span></text:a></text:p>
          </table:table-cell>
        </table:table-row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8" text:anchor-type="as-char" svg:width="0.476cm" svg:height="0.476cm" draw:z-index="9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9" text:anchor-type="as-char" svg:width="0.476cm" svg:height="0.476cm" draw:z-index="10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10" text:anchor-type="as-char" svg:width="0.476cm" svg:height="0.476cm" draw:z-index="11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87543" text:style-name="Internet_20_link" text:visited-style-name="Visited_20_Internet_20_Link"><text:span text:style-name="T1">87543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234567809" text:style-name="Internet_20_link" text:visited-style-name="Visited_20_Internet_20_Link"><text:span text:style-name="T1">1234567809</text:span></text:a></text:p>
          </table:table-cell>
        </table:table-row>
        <table:table-row table:style-name="Tabela1.3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1" text:anchor-type="as-char" svg:width="0.476cm" svg:height="0.476cm" draw:z-index="12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2" text:anchor-type="as-char" svg:width="0.476cm" svg:height="0.476cm" draw:z-index="13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13" text:anchor-type="as-char" svg:width="0.476cm" svg:height="0.476cm" draw:z-index="14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12345" text:style-name="Internet_20_link" text:visited-style-name="Visited_20_Internet_20_Link"><text:span text:style-name="T1">12345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456743218" text:style-name="Internet_20_link" text:visited-style-name="Visited_20_Internet_20_Link"><text:span text:style-name="T1">1456743218</text:span></text:a></text:p>
          </table:table-cell>
        </table:table-row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4" text:anchor-type="as-char" svg:width="0.476cm" svg:height="0.476cm" draw:z-index="15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5" text:anchor-type="as-char" svg:width="0.476cm" svg:height="0.476cm" draw:z-index="16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16" text:anchor-type="as-char" svg:width="0.476cm" svg:height="0.476cm" draw:z-index="17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13579" text:style-name="Internet_20_link" text:visited-style-name="Visited_20_Internet_20_Link"><text:span text:style-name="T1">13579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456743218" text:style-name="Internet_20_link" text:visited-style-name="Visited_20_Internet_20_Link"><text:span text:style-name="T1">1456743218</text:span></text:a></text:p>
          </table:table-cell>
        </table:table-row>
        <table:table-row table:style-name="Tabela1.3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7" text:anchor-type="as-char" svg:width="0.476cm" svg:height="0.476cm" draw:z-index="1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18" text:anchor-type="as-char" svg:width="0.476cm" svg:height="0.476cm" draw:z-index="19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19" text:anchor-type="as-char" svg:width="0.476cm" svg:height="0.476cm" draw:z-index="20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12345" text:style-name="Internet_20_link" text:visited-style-name="Visited_20_Internet_20_Link"><text:span text:style-name="T1">12345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678690346" text:style-name="Internet_20_link" text:visited-style-name="Visited_20_Internet_20_Link"><text:span text:style-name="T1">1678690346</text:span></text:a></text:p>
          </table:table-cell>
        </table:table-row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0" text:anchor-type="as-char" svg:width="0.476cm" svg:height="0.476cm" draw:z-index="21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1" text:anchor-type="as-char" svg:width="0.476cm" svg:height="0.476cm" draw:z-index="22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22" text:anchor-type="as-char" svg:width="0.476cm" svg:height="0.476cm" draw:z-index="23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13579" text:style-name="Internet_20_link" text:visited-style-name="Visited_20_Internet_20_Link"><text:span text:style-name="T1">13579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678690346" text:style-name="Internet_20_link" text:visited-style-name="Visited_20_Internet_20_Link"><text:span text:style-name="T1">1678690346</text:span></text:a></text:p>
          </table:table-cell>
        </table:table-row>
        <table:table-row table:style-name="Tabela1.3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3" text:anchor-type="as-char" svg:width="0.476cm" svg:height="0.476cm" draw:z-index="24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4" text:anchor-type="as-char" svg:width="0.476cm" svg:height="0.476cm" draw:z-index="25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25" text:anchor-type="as-char" svg:width="0.476cm" svg:height="0.476cm" draw:z-index="26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24680" text:style-name="Internet_20_link" text:visited-style-name="Visited_20_Internet_20_Link"><text:span text:style-name="T1">24680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889645739" text:style-name="Internet_20_link" text:visited-style-name="Visited_20_Internet_20_Link"><text:span text:style-name="T1">1889645739</text:span></text:a></text:p>
          </table:table-cell>
        </table:table-row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6" text:anchor-type="as-char" svg:width="0.476cm" svg:height="0.476cm" draw:z-index="2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1.A2" office:value-type="string">
            <text:p text:style-name="P5"><text:span text:style-name="T1"><draw:a xlink:type="simple" xlink:href="http://127.0.0.1/phpmyadmin/tbl_change.php"><draw:frame draw:style-name="fr2" draw:name="Figura27" text:anchor-type="as-char" svg:width="0.476cm" svg:height="0.476cm" draw:z-index="2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1.A2" office:value-type="string">
            <text:p text:style-name="P6"><text:span text:style-name="T1"><draw:a xlink:type="simple" xlink:href="http://127.0.0.1/phpmyadmin/sql.php"><draw:frame draw:style-name="fr2" draw:name="Figura28" text:anchor-type="as-char" svg:width="0.476cm" svg:height="0.476cm" draw:z-index="29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1.A2" office:value-type="string">
            <text:p text:style-name="P8"><text:a xlink:type="simple" xlink:href="http://127.0.0.1/phpmyadmin/sql.php?db=8_clinica&amp;table=medicos&amp;pos=0&amp;sql_query=SELECT+%2A+FROM+%608_clinica%60.%60medicos%60+WHERE+%60CRM%60+%3D+54678" text:style-name="Internet_20_link" text:visited-style-name="Visited_20_Internet_20_Link"><text:span text:style-name="T1">54678</text:span></text:a></text:p>
          </table:table-cell>
          <table:table-cell table:style-name="Tabela1.A2" office:value-type="string">
            <text:p text:style-name="P10"><text:a xlink:type="simple" xlink:href="http://127.0.0.1/phpmyadmin/sql.php?db=8_clinica&amp;table=pacientes&amp;pos=0&amp;sql_query=SELECT+%2A+FROM+%608_clinica%60.%60pacientes%60+WHERE+%60CPF%60+%3D+1889645739" text:style-name="Internet_20_link" text:visited-style-name="Visited_20_Internet_20_Link"><text:span text:style-name="T1">1889645739</text:span></text:a></text:p>
          </table:table-cell>
        </table:table-row>
      </table:table>
      <text:p text:style-name="Text_20_body"><text:line-break/><text:span text:style-name="T3">Medicos:</text:span></text:p>
      <text:p text:style-name="Standard"/>
      <text:p text:style-name="P12"><draw:frame draw:style-name="fr1" draw:name="Quadro6" text:anchor-type="char" svg:x="13.441cm" svg:width="0.132cm" draw:z-index="30"><draw:text-box fo:min-height="4.128cm"><text:p text:style-name="Text_20_body"/></draw:text-box></draw:frame><draw:frame draw:style-name="fr1" draw:name="Quadro5" text:anchor-type="char" svg:x="10.61cm" svg:width="0.132cm" draw:z-index="31"><draw:text-box fo:min-height="4.128cm"><text:p text:style-name="Text_20_body"/></draw:text-box></draw:frame><draw:frame draw:style-name="fr1" draw:name="Quadro4" text:anchor-type="char" svg:x="8.89cm" svg:width="0.132cm" draw:z-index="32"><draw:text-box fo:min-height="4.128cm"><text:p text:style-name="Text_20_body"/></draw:text-box></draw:frame><draw:frame draw:style-name="fr1" draw:name="Quadro3" text:anchor-type="char" svg:x="7.408cm" svg:width="0.132cm" draw:z-index="33"><draw:text-box fo:min-height="4.128cm"><text:p text:style-name="Text_20_body"/></draw:text-box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header-rows>
          <table:table-row>
            <table:table-cell table:style-name="Tabela2.A1" table:number-columns-spanned="4" office:value-type="string">
              <text:p text:style-name="P1"><draw:a xlink:type="simple" xlink:href="http://127.0.0.1/phpmyadmin/sql.php"><draw:frame draw:style-name="fr2" draw:name="Figura29" text:anchor-type="as-char" svg:width="1.376cm" svg:height="0.556cm" draw:z-index="34"><draw:image xlink:href="Pictures/100002000000003200000013DCEBA93D.png" xlink:type="simple" xlink:show="embed" xlink:actuate="onLoad"/></draw:frame></draw:a></text:p>
            </table:table-cell>
            <table:covered-table-cell/>
            <table:covered-table-cell/>
            <table:covered-table-cell/>
            <table:table-cell table:style-name="Tabela2.A1" office:value-type="string">
              <text:p text:style-name="P2"><text:a xlink:type="simple" xlink:href="http://127.0.0.1/phpmyadmin/sql.php" text:style-name="Internet_20_link" text:visited-style-name="Visited_20_Internet_20_Link"><text:span text:style-name="T2">CRM</text:span></text:a></text:p>
            </table:table-cell>
            <table:table-cell table:style-name="Tabela2.A1" office:value-type="string">
              <text:p text:style-name="P3"><text:a xlink:type="simple" xlink:href="http://127.0.0.1/phpmyadmin/sql.php" text:style-name="Internet_20_link" text:visited-style-name="Visited_20_Internet_20_Link"><text:span text:style-name="T2">Nome</text:span></text:a></text:p>
            </table:table-cell>
            <table:table-cell table:style-name="Tabela2.A1" office:value-type="string">
              <text:p text:style-name="P2"><text:a xlink:type="simple" xlink:href="http://127.0.0.1/phpmyadmin/sql.php" text:style-name="Internet_20_link" text:visited-style-name="Visited_20_Internet_20_Link"><text:span text:style-name="T2">Salario</text:span></text:a></text:p>
            </table:table-cell>
            <table:table-cell table:style-name="Tabela2.A1" office:value-type="string">
              <text:p text:style-name="P3"><text:a xlink:type="simple" xlink:href="http://127.0.0.1/phpmyadmin/sql.php" text:style-name="Internet_20_link" text:visited-style-name="Visited_20_Internet_20_Link"><text:span text:style-name="T2">Especialidade</text:span></text:a></text:p>
            </table:table-cell>
          </table:table-row>
        </table:table-header-rows>
        <table:table-row table:style-name="Tabela2.2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0" text:anchor-type="as-char" svg:width="0.476cm" svg:height="0.476cm" draw:z-index="35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1" text:anchor-type="as-char" svg:width="0.476cm" svg:height="0.476cm" draw:z-index="36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2.A2" office:value-type="string">
            <text:p text:style-name="P6"><text:span text:style-name="T1"><draw:a xlink:type="simple" xlink:href="http://127.0.0.1/phpmyadmin/sql.php"><draw:frame draw:style-name="fr2" draw:name="Figura32" text:anchor-type="as-char" svg:width="0.476cm" svg:height="0.476cm" draw:z-index="37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2.A2" office:value-type="string">
            <text:p text:style-name="P8">12345</text:p>
          </table:table-cell>
          <table:table-cell table:style-name="Tabela2.A2" office:value-type="string">
            <text:p text:style-name="P7">Clóvis</text:p>
          </table:table-cell>
          <table:table-cell table:style-name="Tabela2.A2" office:value-type="string">
            <text:p text:style-name="P8">8345.67</text:p>
          </table:table-cell>
          <table:table-cell table:style-name="Tabela2.A2" office:value-type="string">
            <text:p text:style-name="P9">Cardiologista</text:p>
          </table:table-cell>
        </table:table-row>
        <table:table-row table:style-name="Tabela2.3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3" text:anchor-type="as-char" svg:width="0.476cm" svg:height="0.476cm" draw:z-index="3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4" text:anchor-type="as-char" svg:width="0.476cm" svg:height="0.476cm" draw:z-index="39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2.A2" office:value-type="string">
            <text:p text:style-name="P6"><text:span text:style-name="T1"><draw:a xlink:type="simple" xlink:href="http://127.0.0.1/phpmyadmin/sql.php"><draw:frame draw:style-name="fr2" draw:name="Figura35" text:anchor-type="as-char" svg:width="0.476cm" svg:height="0.476cm" draw:z-index="40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2.A2" office:value-type="string">
            <text:p text:style-name="P8">13579</text:p>
          </table:table-cell>
          <table:table-cell table:style-name="Tabela2.A2" office:value-type="string">
            <text:p text:style-name="P7">Cláudia</text:p>
          </table:table-cell>
          <table:table-cell table:style-name="Tabela2.A2" office:value-type="string">
            <text:p text:style-name="P8">6456.37</text:p>
          </table:table-cell>
          <table:table-cell table:style-name="Tabela2.A2" office:value-type="string">
            <text:p text:style-name="P9">Ortopedista</text:p>
          </table:table-cell>
        </table:table-row>
        <table:table-row table:style-name="Tabela2.2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6" text:anchor-type="as-char" svg:width="0.476cm" svg:height="0.476cm" draw:z-index="41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7" text:anchor-type="as-char" svg:width="0.476cm" svg:height="0.476cm" draw:z-index="42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2.A2" office:value-type="string">
            <text:p text:style-name="P6"><text:span text:style-name="T1"><draw:a xlink:type="simple" xlink:href="http://127.0.0.1/phpmyadmin/sql.php"><draw:frame draw:style-name="fr2" draw:name="Figura38" text:anchor-type="as-char" svg:width="0.476cm" svg:height="0.476cm" draw:z-index="43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2.A2" office:value-type="string">
            <text:p text:style-name="P8">24680</text:p>
          </table:table-cell>
          <table:table-cell table:style-name="Tabela2.A2" office:value-type="string">
            <text:p text:style-name="P7">Juliana</text:p>
          </table:table-cell>
          <table:table-cell table:style-name="Tabela2.A2" office:value-type="string">
            <text:p text:style-name="P8">5890.7</text:p>
          </table:table-cell>
          <table:table-cell table:style-name="Tabela2.A2" office:value-type="string">
            <text:p text:style-name="P9">Fisioterapeuta</text:p>
          </table:table-cell>
        </table:table-row>
        <table:table-row table:style-name="Tabela2.3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39" text:anchor-type="as-char" svg:width="0.476cm" svg:height="0.476cm" draw:z-index="44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40" text:anchor-type="as-char" svg:width="0.476cm" svg:height="0.476cm" draw:z-index="45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2.A2" office:value-type="string">
            <text:p text:style-name="P6"><text:span text:style-name="T1"><draw:a xlink:type="simple" xlink:href="http://127.0.0.1/phpmyadmin/sql.php"><draw:frame draw:style-name="fr2" draw:name="Figura41" text:anchor-type="as-char" svg:width="0.476cm" svg:height="0.476cm" draw:z-index="46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2.A2" office:value-type="string">
            <text:p text:style-name="P8">54678</text:p>
          </table:table-cell>
          <table:table-cell table:style-name="Tabela2.A2" office:value-type="string">
            <text:p text:style-name="P7">Marcos</text:p>
          </table:table-cell>
          <table:table-cell table:style-name="Tabela2.A2" office:value-type="string">
            <text:p text:style-name="P8">7489.65</text:p>
          </table:table-cell>
          <table:table-cell table:style-name="Tabela2.A2" office:value-type="string">
            <text:p text:style-name="P9">Oftalmologista</text:p>
          </table:table-cell>
        </table:table-row>
        <table:table-row table:style-name="Tabela2.2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42" text:anchor-type="as-char" svg:width="0.476cm" svg:height="0.476cm" draw:z-index="4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2.A2" office:value-type="string">
            <text:p text:style-name="P5"><text:span text:style-name="T1"><draw:a xlink:type="simple" xlink:href="http://127.0.0.1/phpmyadmin/tbl_change.php"><draw:frame draw:style-name="fr2" draw:name="Figura43" text:anchor-type="as-char" svg:width="0.476cm" svg:height="0.476cm" draw:z-index="4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2.A2" office:value-type="string">
            <text:p text:style-name="P6"><text:span text:style-name="T1"><draw:a xlink:type="simple" xlink:href="http://127.0.0.1/phpmyadmin/sql.php"><draw:frame draw:style-name="fr2" draw:name="Figura44" text:anchor-type="as-char" svg:width="0.476cm" svg:height="0.476cm" draw:z-index="49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2.A2" office:value-type="string">
            <text:p text:style-name="P8">87543</text:p>
          </table:table-cell>
          <table:table-cell table:style-name="Tabela2.A2" office:value-type="string">
            <text:p text:style-name="P7">Lucíola</text:p>
          </table:table-cell>
          <table:table-cell table:style-name="Tabela2.A2" office:value-type="string">
            <text:p text:style-name="P8">6897.89</text:p>
          </table:table-cell>
          <table:table-cell table:style-name="Tabela2.A2" office:value-type="string">
            <text:p text:style-name="P9">Pneumologista</text:p>
          </table:table-cell>
        </table:table-row>
      </table:table>
      <text:p text:style-name="Text_20_body"><text:line-break/><text:span text:style-name="T3">Pacientes:</text:span></text:p>
      <text:p text:style-name="Standard"/>
      <text:p text:style-name="P12"><draw:frame draw:style-name="fr1" draw:name="Quadro12" text:anchor-type="char" svg:x="22.913cm" svg:width="0.132cm" draw:z-index="50"><draw:text-box fo:min-height="4.128cm"><text:p text:style-name="Text_20_body"/></draw:text-box></draw:frame><draw:frame draw:style-name="fr1" draw:name="Quadro11" text:anchor-type="char" svg:x="19.473cm" svg:width="0.132cm" draw:z-index="51"><draw:text-box fo:min-height="4.128cm"><text:p text:style-name="Text_20_body"/></draw:text-box></draw:frame><draw:frame draw:style-name="fr1" draw:name="Quadro10" text:anchor-type="char" svg:x="14.499cm" svg:width="0.132cm" draw:z-index="52"><draw:text-box fo:min-height="4.128cm"><text:p text:style-name="Text_20_body"/></draw:text-box></draw:frame><draw:frame draw:style-name="fr1" draw:name="Quadro9" text:anchor-type="char" svg:x="12.303cm" svg:width="0.132cm" draw:z-index="53"><draw:text-box fo:min-height="4.128cm"><text:p text:style-name="Text_20_body"/></draw:text-box></draw:frame><draw:frame draw:style-name="fr1" draw:name="Quadro8" text:anchor-type="char" svg:x="9.922cm" svg:width="0.132cm" draw:z-index="54"><draw:text-box fo:min-height="4.128cm"><text:p text:style-name="Text_20_body"/></draw:text-box></draw:frame><draw:frame draw:style-name="fr1" draw:name="Quadro7" text:anchor-type="char" svg:x="8.361cm" svg:width="0.132cm" draw:z-index="55"><draw:text-box fo:min-height="4.128cm"><text:p text:style-name="Text_20_body"/></draw:text-box></draw:frame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E"/>
        <table:table-column table:style-name="Tabela3.H"/>
        <table:table-column table:style-name="Tabela3.I"/>
        <table:table-column table:style-name="Tabela3.J"/>
        <table:table-header-rows>
          <table:table-row>
            <table:table-cell table:style-name="Tabela3.A1" table:number-columns-spanned="4" office:value-type="string">
              <text:p text:style-name="P1"><draw:a xlink:type="simple" xlink:href="http://127.0.0.1/phpmyadmin/sql.php"><draw:frame draw:style-name="fr2" draw:name="Figura45" text:anchor-type="as-char" svg:width="1.376cm" svg:height="0.556cm" draw:z-index="57"><draw:image xlink:href="Pictures/100002000000003200000013DCEBA93D.png" xlink:type="simple" xlink:show="embed" xlink:actuate="onLoad"/></draw:frame></draw:a></text:p>
            </table:table-cell>
            <table:covered-table-cell/>
            <table:covered-table-cell/>
            <table:covered-table-cell/>
            <table:table-cell table:style-name="Tabela3.A1" office:value-type="string">
              <text:p text:style-name="P2"><text:a xlink:type="simple" xlink:href="http://127.0.0.1/phpmyadmin/sql.php" text:style-name="Internet_20_link" text:visited-style-name="Visited_20_Internet_20_Link"><text:span text:style-name="T2">CPF</text:span></text:a></text:p>
            </table:table-cell>
            <table:table-cell table:style-name="Tabela3.A1" office:value-type="string">
              <text:p text:style-name="P3"><text:a xlink:type="simple" xlink:href="http://127.0.0.1/phpmyadmin/sql.php" text:style-name="Internet_20_link" text:visited-style-name="Visited_20_Internet_20_Link"><text:span text:style-name="T2">Nome</text:span></text:a></text:p>
            </table:table-cell>
            <table:table-cell table:style-name="Tabela3.A1" office:value-type="string">
              <text:p text:style-name="P2"><text:a xlink:type="simple" xlink:href="http://127.0.0.1/phpmyadmin/sql.php" text:style-name="Internet_20_link" text:visited-style-name="Visited_20_Internet_20_Link"><text:span text:style-name="T2">RG</text:span></text:a></text:p>
            </table:table-cell>
            <table:table-cell table:style-name="Tabela3.A1" office:value-type="string">
              <text:p text:style-name="P2"><text:a xlink:type="simple" xlink:href="http://127.0.0.1/phpmyadmin/sql.php" text:style-name="Internet_20_link" text:visited-style-name="Visited_20_Internet_20_Link"><text:span text:style-name="T2">Telefone</text:span></text:a></text:p>
            </table:table-cell>
            <table:table-cell table:style-name="Tabela3.A1" office:value-type="string">
              <text:p text:style-name="P3"><text:a xlink:type="simple" xlink:href="http://127.0.0.1/phpmyadmin/sql.php" text:style-name="Internet_20_link" text:visited-style-name="Visited_20_Internet_20_Link"><text:span text:style-name="T2">Endereco</text:span></text:a></text:p>
            </table:table-cell>
            <table:table-cell table:style-name="Tabela3.A1" office:value-type="string">
              <text:p text:style-name="P3"><text:a xlink:type="simple" xlink:href="http://127.0.0.1/phpmyadmin/sql.php" text:style-name="Internet_20_link" text:visited-style-name="Visited_20_Internet_20_Link"><text:span text:style-name="T2">Nascimento</text:span></text:a></text:p>
            </table:table-cell>
          </table:table-row>
        </table:table-header-rows>
        <table:table-row table:style-name="Tabela3.2"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46" text:anchor-type="as-char" svg:width="0.476cm" svg:height="0.476cm" draw:z-index="5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47" text:anchor-type="as-char" svg:width="0.476cm" svg:height="0.476cm" draw:z-index="59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3.A2" office:value-type="string">
            <text:p text:style-name="P6"><text:span text:style-name="T1"><draw:a xlink:type="simple" xlink:href="http://127.0.0.1/phpmyadmin/sql.php"><draw:frame draw:style-name="fr2" draw:name="Figura48" text:anchor-type="as-char" svg:width="0.476cm" svg:height="0.476cm" draw:z-index="60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3.A2" office:value-type="string">
            <text:p text:style-name="P8">1234567809</text:p>
          </table:table-cell>
          <table:table-cell table:style-name="Tabela3.A2" office:value-type="string">
            <text:p text:style-name="P7">Beatriz</text:p>
          </table:table-cell>
          <table:table-cell table:style-name="Tabela3.A2" office:value-type="string">
            <text:p text:style-name="P8">1234567809</text:p>
          </table:table-cell>
          <table:table-cell table:style-name="Tabela3.A2" office:value-type="string">
            <text:p text:style-name="P8">987654321</text:p>
          </table:table-cell>
          <table:table-cell table:style-name="Tabela3.A2" office:value-type="string">
            <text:p text:style-name="P7">Rua A, 123</text:p>
          </table:table-cell>
          <table:table-cell table:style-name="Tabela3.A2" office:value-type="string">
            <text:p text:style-name="P9">2003-05-05 00:00:00</text:p>
          </table:table-cell>
        </table:table-row>
        <table:table-row table:style-name="Tabela3.3"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49" text:anchor-type="as-char" svg:width="0.476cm" svg:height="0.476cm" draw:z-index="61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0" text:anchor-type="as-char" svg:width="0.476cm" svg:height="0.476cm" draw:z-index="62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3.A2" office:value-type="string">
            <text:p text:style-name="P6"><text:span text:style-name="T1"><draw:a xlink:type="simple" xlink:href="http://127.0.0.1/phpmyadmin/sql.php"><draw:frame draw:style-name="fr2" draw:name="Figura51" text:anchor-type="as-char" svg:width="0.476cm" svg:height="0.476cm" draw:z-index="63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3.A2" office:value-type="string">
            <text:p text:style-name="P8">1456743218</text:p>
          </table:table-cell>
          <table:table-cell table:style-name="Tabela3.A2" office:value-type="string">
            <text:p text:style-name="P7">Fábio</text:p>
          </table:table-cell>
          <table:table-cell table:style-name="Tabela3.A2" office:value-type="string">
            <text:p text:style-name="P8">1456743218</text:p>
          </table:table-cell>
          <table:table-cell table:style-name="Tabela3.A2" office:value-type="string">
            <text:p text:style-name="P8">981726354</text:p>
          </table:table-cell>
          <table:table-cell table:style-name="Tabela3.A2" office:value-type="string">
            <text:p text:style-name="P7">Rua Dr. Barcelos, 567</text:p>
          </table:table-cell>
          <table:table-cell table:style-name="Tabela3.A2" office:value-type="string">
            <text:p text:style-name="P9">1990-09-25 00:00:00</text:p>
          </table:table-cell>
        </table:table-row>
        <table:table-row table:style-name="Tabela3.2"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2" text:anchor-type="as-char" svg:width="0.476cm" svg:height="0.476cm" draw:z-index="64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3" text:anchor-type="as-char" svg:width="0.476cm" svg:height="0.476cm" draw:z-index="65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3.A2" office:value-type="string">
            <text:p text:style-name="P6"><text:span text:style-name="T1"><draw:a xlink:type="simple" xlink:href="http://127.0.0.1/phpmyadmin/sql.php"><draw:frame draw:style-name="fr2" draw:name="Figura54" text:anchor-type="as-char" svg:width="0.476cm" svg:height="0.476cm" draw:z-index="66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3.A2" office:value-type="string">
            <text:p text:style-name="P8">1678690346</text:p>
          </table:table-cell>
          <table:table-cell table:style-name="Tabela3.A2" office:value-type="string">
            <text:p text:style-name="P7">Manuela</text:p>
          </table:table-cell>
          <table:table-cell table:style-name="Tabela3.A2" office:value-type="string">
            <text:p text:style-name="P8">1678690346</text:p>
          </table:table-cell>
          <table:table-cell table:style-name="Tabela3.A2" office:value-type="string">
            <text:p text:style-name="P8">98726135</text:p>
          </table:table-cell>
          <table:table-cell table:style-name="Tabela3.A2" office:value-type="string">
            <text:p text:style-name="P7">Rua Ferreira Vianna, 637</text:p>
          </table:table-cell>
          <table:table-cell table:style-name="Tabela3.A2" office:value-type="string">
            <text:p text:style-name="P9">1985-03-15 00:00:00</text:p>
          </table:table-cell>
        </table:table-row>
        <table:table-row table:style-name="Tabela3.3"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5" text:anchor-type="as-char" svg:width="0.476cm" svg:height="0.476cm" draw:z-index="6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6" text:anchor-type="as-char" svg:width="0.476cm" svg:height="0.476cm" draw:z-index="6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3.A2" office:value-type="string">
            <text:p text:style-name="P6"><text:span text:style-name="T1"><draw:a xlink:type="simple" xlink:href="http://127.0.0.1/phpmyadmin/sql.php"><draw:frame draw:style-name="fr2" draw:name="Figura57" text:anchor-type="as-char" svg:width="0.476cm" svg:height="0.476cm" draw:z-index="69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3.A2" office:value-type="string">
            <text:p text:style-name="P8">1889645739</text:p>
          </table:table-cell>
          <table:table-cell table:style-name="Tabela3.A2" office:value-type="string">
            <text:p text:style-name="P7">João</text:p>
          </table:table-cell>
          <table:table-cell table:style-name="Tabela3.A2" office:value-type="string">
            <text:p text:style-name="P8">1889645739</text:p>
          </table:table-cell>
          <table:table-cell table:style-name="Tabela3.A2" office:value-type="string">
            <text:p text:style-name="P8">98635417</text:p>
          </table:table-cell>
          <table:table-cell table:style-name="Tabela3.A2" office:value-type="string">
            <text:p text:style-name="P7">Rua Gonçalo de <text:soft-page-break/>Carvalho, 907</text:p>
          </table:table-cell>
          <table:table-cell table:style-name="Tabela3.A2" office:value-type="string">
            <text:p text:style-name="P9">1964-04-01 <text:soft-page-break/>00:00:00</text:p>
          </table:table-cell>
        </table:table-row>
        <table:table-row table:style-name="Tabela3.2"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8" text:anchor-type="as-char" svg:width="0.476cm" svg:height="0.476cm" draw:z-index="70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3.A2" office:value-type="string">
            <text:p text:style-name="P5"><text:span text:style-name="T1"><draw:a xlink:type="simple" xlink:href="http://127.0.0.1/phpmyadmin/tbl_change.php"><draw:frame draw:style-name="fr2" draw:name="Figura59" text:anchor-type="as-char" svg:width="0.476cm" svg:height="0.476cm" draw:z-index="71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3.A2" office:value-type="string">
            <text:p text:style-name="P6"><text:span text:style-name="T1"><draw:a xlink:type="simple" xlink:href="http://127.0.0.1/phpmyadmin/sql.php"><draw:frame draw:style-name="fr2" draw:name="Figura60" text:anchor-type="as-char" svg:width="0.476cm" svg:height="0.476cm" draw:z-index="72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3.A2" office:value-type="string">
            <text:p text:style-name="P8">2147483647</text:p>
          </table:table-cell>
          <table:table-cell table:style-name="Tabela3.A2" office:value-type="string">
            <text:p text:style-name="P7">Marta</text:p>
          </table:table-cell>
          <table:table-cell table:style-name="Tabela3.A2" office:value-type="string">
            <text:p text:style-name="P8">2147483647</text:p>
          </table:table-cell>
          <table:table-cell table:style-name="Tabela3.A2" office:value-type="string">
            <text:p text:style-name="P8">998877665</text:p>
          </table:table-cell>
          <table:table-cell table:style-name="Tabela3.A2" office:value-type="string">
            <text:p text:style-name="P7">Rua Santana, 469</text:p>
          </table:table-cell>
          <table:table-cell table:style-name="Tabela3.A2" office:value-type="string">
            <text:p text:style-name="P9">1987-08-09 00:00:00</text:p>
          </table:table-cell>
        </table:table-row>
      </table:table>
      <text:p text:style-name="Text_20_body"><text:line-break/><text:span text:style-name="T3">Quartos:</text:span></text:p>
      <text:p text:style-name="Standard"/>
      <text:p text:style-name="P12"><draw:frame draw:style-name="fr1" draw:name="Quadro15" text:anchor-type="char" svg:x="12.25cm" svg:width="0.132cm" draw:z-index="73"><draw:text-box fo:min-height="4.128cm"><text:p text:style-name="Text_20_body"/></draw:text-box></draw:frame><draw:frame draw:style-name="fr1" draw:name="Quadro14" text:anchor-type="char" svg:x="9.26cm" svg:width="0.132cm" draw:z-index="74"><draw:text-box fo:min-height="4.128cm"><text:p text:style-name="Text_20_body"/></draw:text-box></draw:frame><draw:frame draw:style-name="fr1" draw:name="Quadro13" text:anchor-type="char" svg:x="7.779cm" svg:width="0.132cm" draw:z-index="75"><draw:text-box fo:min-height="4.128cm"><text:p text:style-name="Text_20_body"/></draw:text-box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table:number-columns-spanned="4" office:value-type="string">
              <text:p text:style-name="P1"><draw:a xlink:type="simple" xlink:href="http://127.0.0.1/phpmyadmin/sql.php"><draw:frame draw:style-name="fr2" draw:name="Figura61" text:anchor-type="as-char" svg:width="1.376cm" svg:height="0.556cm" draw:z-index="76"><draw:image xlink:href="Pictures/100002000000003200000013DCEBA93D.png" xlink:type="simple" xlink:show="embed" xlink:actuate="onLoad"/></draw:frame></draw:a></text:p>
            </table:table-cell>
            <table:covered-table-cell/>
            <table:covered-table-cell/>
            <table:covered-table-cell/>
            <table:table-cell table:style-name="Tabela4.A1" office:value-type="string">
              <text:p text:style-name="P2"><text:a xlink:type="simple" xlink:href="http://127.0.0.1/phpmyadmin/sql.php" text:style-name="Internet_20_link" text:visited-style-name="Visited_20_Internet_20_Link"><text:span text:style-name="T2">Numero</text:span></text:a></text:p>
            </table:table-cell>
            <table:table-cell table:style-name="Tabela4.A1" office:value-type="string">
              <text:p text:style-name="P2"><text:a xlink:type="simple" xlink:href="http://127.0.0.1/phpmyadmin/sql.php" text:style-name="Internet_20_link" text:visited-style-name="Visited_20_Internet_20_Link"><text:span text:style-name="T2">Andar</text:span></text:a></text:p>
            </table:table-cell>
            <table:table-cell table:style-name="Tabela4.A1" office:value-type="string">
              <text:p text:style-name="P2"><text:a xlink:type="simple" xlink:href="http://127.0.0.1/phpmyadmin/sql.php" text:style-name="Internet_20_link" text:visited-style-name="Visited_20_Internet_20_Link"><text:span text:style-name="T2">Pacientes_CPF</text:span></text:a></text:p>
            </table:table-cell>
          </table:table-row>
        </table:table-header-rows>
        <table:table-row table:style-name="Tabela4.2">
          <table:table-cell table:style-name="Tabela4.A2" office:value-type="string">
            <text:p text:style-name="P4"/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2" text:anchor-type="as-char" svg:width="0.476cm" svg:height="0.476cm" draw:z-index="7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3" text:anchor-type="as-char" svg:width="0.476cm" svg:height="0.476cm" draw:z-index="78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4.A2" office:value-type="string">
            <text:p text:style-name="P6"><text:span text:style-name="T1"><draw:a xlink:type="simple" xlink:href="http://127.0.0.1/phpmyadmin/sql.php"><draw:frame draw:style-name="fr2" draw:name="Figura64" text:anchor-type="as-char" svg:width="0.476cm" svg:height="0.476cm" draw:z-index="79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4.A2" office:value-type="string">
            <text:p text:style-name="P8">730</text:p>
          </table:table-cell>
          <table:table-cell table:style-name="Tabela4.A2" office:value-type="string">
            <text:p text:style-name="P8">7</text:p>
          </table:table-cell>
          <table:table-cell table:style-name="Tabela4.A2" office:value-type="string">
            <text:p text:style-name="P10"><text:a xlink:type="simple" xlink:href="http://127.0.0.1/phpmyadmin/sql.php?db=8_clinica&amp;table=pacientes&amp;pos=0&amp;sql_query=SELECT+%2A+FROM+%608_clinica%60.%60pacientes%60+WHERE+%60CPF%60+%3D+1234567809" text:style-name="Internet_20_link" text:visited-style-name="Visited_20_Internet_20_Link"><text:span text:style-name="T1">1234567809</text:span></text:a></text:p>
          </table:table-cell>
        </table:table-row>
        <table:table-row table:style-name="Tabela4.3">
          <table:table-cell table:style-name="Tabela4.A2" office:value-type="string">
            <text:p text:style-name="P4"/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5" text:anchor-type="as-char" svg:width="0.476cm" svg:height="0.476cm" draw:z-index="80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6" text:anchor-type="as-char" svg:width="0.476cm" svg:height="0.476cm" draw:z-index="81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4.A2" office:value-type="string">
            <text:p text:style-name="P6"><text:span text:style-name="T1"><draw:a xlink:type="simple" xlink:href="http://127.0.0.1/phpmyadmin/sql.php"><draw:frame draw:style-name="fr2" draw:name="Figura67" text:anchor-type="as-char" svg:width="0.476cm" svg:height="0.476cm" draw:z-index="82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4.A2" office:value-type="string">
            <text:p text:style-name="P8">408</text:p>
          </table:table-cell>
          <table:table-cell table:style-name="Tabela4.A2" office:value-type="string">
            <text:p text:style-name="P8">4</text:p>
          </table:table-cell>
          <table:table-cell table:style-name="Tabela4.A2" office:value-type="string">
            <text:p text:style-name="P10"><text:a xlink:type="simple" xlink:href="http://127.0.0.1/phpmyadmin/sql.php?db=8_clinica&amp;table=pacientes&amp;pos=0&amp;sql_query=SELECT+%2A+FROM+%608_clinica%60.%60pacientes%60+WHERE+%60CPF%60+%3D+1456743218" text:style-name="Internet_20_link" text:visited-style-name="Visited_20_Internet_20_Link"><text:span text:style-name="T1">1456743218</text:span></text:a></text:p>
          </table:table-cell>
        </table:table-row>
        <table:table-row table:style-name="Tabela4.2">
          <table:table-cell table:style-name="Tabela4.A2" office:value-type="string">
            <text:p text:style-name="P4"/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8" text:anchor-type="as-char" svg:width="0.476cm" svg:height="0.476cm" draw:z-index="83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69" text:anchor-type="as-char" svg:width="0.476cm" svg:height="0.476cm" draw:z-index="84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4.A2" office:value-type="string">
            <text:p text:style-name="P6"><text:span text:style-name="T1"><draw:a xlink:type="simple" xlink:href="http://127.0.0.1/phpmyadmin/sql.php"><draw:frame draw:style-name="fr2" draw:name="Figura70" text:anchor-type="as-char" svg:width="0.476cm" svg:height="0.476cm" draw:z-index="85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4.A2" office:value-type="string">
            <text:p text:style-name="P8">301</text:p>
          </table:table-cell>
          <table:table-cell table:style-name="Tabela4.A2" office:value-type="string">
            <text:p text:style-name="P8">3</text:p>
          </table:table-cell>
          <table:table-cell table:style-name="Tabela4.A2" office:value-type="string">
            <text:p text:style-name="P10"><text:a xlink:type="simple" xlink:href="http://127.0.0.1/phpmyadmin/sql.php?db=8_clinica&amp;table=pacientes&amp;pos=0&amp;sql_query=SELECT+%2A+FROM+%608_clinica%60.%60pacientes%60+WHERE+%60CPF%60+%3D+1678690346" text:style-name="Internet_20_link" text:visited-style-name="Visited_20_Internet_20_Link"><text:span text:style-name="T1">1678690346</text:span></text:a></text:p>
          </table:table-cell>
        </table:table-row>
        <table:table-row table:style-name="Tabela4.3">
          <table:table-cell table:style-name="Tabela4.A2" office:value-type="string">
            <text:p text:style-name="P4"/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71" text:anchor-type="as-char" svg:width="0.476cm" svg:height="0.476cm" draw:z-index="86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72" text:anchor-type="as-char" svg:width="0.476cm" svg:height="0.476cm" draw:z-index="87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4.A2" office:value-type="string">
            <text:p text:style-name="P6"><text:span text:style-name="T1"><draw:a xlink:type="simple" xlink:href="http://127.0.0.1/phpmyadmin/sql.php"><draw:frame draw:style-name="fr2" draw:name="Figura73" text:anchor-type="as-char" svg:width="0.476cm" svg:height="0.476cm" draw:z-index="88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4.A2" office:value-type="string">
            <text:p text:style-name="P8">610</text:p>
          </table:table-cell>
          <table:table-cell table:style-name="Tabela4.A2" office:value-type="string">
            <text:p text:style-name="P8">6</text:p>
          </table:table-cell>
          <table:table-cell table:style-name="Tabela4.A2" office:value-type="string">
            <text:p text:style-name="P10"><text:a xlink:type="simple" xlink:href="http://127.0.0.1/phpmyadmin/sql.php?db=8_clinica&amp;table=pacientes&amp;pos=0&amp;sql_query=SELECT+%2A+FROM+%608_clinica%60.%60pacientes%60+WHERE+%60CPF%60+%3D+1889645739" text:style-name="Internet_20_link" text:visited-style-name="Visited_20_Internet_20_Link"><text:span text:style-name="T1">1889645739</text:span></text:a></text:p>
          </table:table-cell>
        </table:table-row>
        <table:table-row table:style-name="Tabela4.2">
          <table:table-cell table:style-name="Tabela4.A2" office:value-type="string">
            <text:p text:style-name="P4"/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74" text:anchor-type="as-char" svg:width="0.476cm" svg:height="0.476cm" draw:z-index="89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Edita</text:a></text:p>
          </table:table-cell>
          <table:table-cell table:style-name="Tabela4.A2" office:value-type="string">
            <text:p text:style-name="P5"><text:span text:style-name="T1"><draw:a xlink:type="simple" xlink:href="http://127.0.0.1/phpmyadmin/tbl_change.php"><draw:frame draw:style-name="fr2" draw:name="Figura75" text:anchor-type="as-char" svg:width="0.476cm" svg:height="0.476cm" draw:z-index="90"><draw:image xlink:href="Pictures/1000020000000001000000013D9CF3F6.gif" xlink:type="simple" xlink:show="embed" xlink:actuate="onLoad"/></draw:frame></draw:a></text:span><text:a xlink:type="simple" xlink:href="http://127.0.0.1/phpmyadmin/tbl_change.php" text:style-name="Internet_20_link" text:visited-style-name="Visited_20_Internet_20_Link"> Copiar</text:a></text:p>
          </table:table-cell>
          <table:table-cell table:style-name="Tabela4.A2" office:value-type="string">
            <text:p text:style-name="P6"><text:span text:style-name="T1"><draw:a xlink:type="simple" xlink:href="http://127.0.0.1/phpmyadmin/sql.php"><draw:frame draw:style-name="fr2" draw:name="Figura76" text:anchor-type="as-char" svg:width="0.476cm" svg:height="0.476cm" draw:z-index="91"><draw:image xlink:href="Pictures/1000020000000001000000013D9CF3F6.gif" xlink:type="simple" xlink:show="embed" xlink:actuate="onLoad"/></draw:frame></draw:a></text:span><text:a xlink:type="simple" xlink:href="http://127.0.0.1/phpmyadmin/sql.php" text:style-name="Internet_20_link" text:visited-style-name="Visited_20_Internet_20_Link"> Apagar</text:a></text:p>
          </table:table-cell>
          <table:table-cell table:style-name="Tabela4.A2" office:value-type="string">
            <text:p text:style-name="P8">815</text:p>
          </table:table-cell>
          <table:table-cell table:style-name="Tabela4.A2" office:value-type="string">
            <text:p text:style-name="P8">8</text:p>
          </table:table-cell>
          <table:table-cell table:style-name="Tabela4.A2" office:value-type="string">
            <text:p text:style-name="P10"><text:a xlink:type="simple" xlink:href="http://127.0.0.1/phpmyadmin/sql.php?db=8_clinica&amp;table=pacientes&amp;pos=0&amp;sql_query=SELECT+%2A+FROM+%608_clinica%60.%60pacientes%60+WHERE+%60CPF%60+%3D+2147483647" text:style-name="Internet_20_link" text:visited-style-name="Visited_20_Internet_20_Link"><text:span text:style-name="T1">2147483647</text:span></text:a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22:32.646000000</meta:creation-date>
    <dc:date>2018-07-03T17:26:43.363000000</dc:date>
    <meta:editing-duration>PT4M22S</meta:editing-duration>
    <meta:editing-cycles>1</meta:editing-cycles>
    <meta:document-statistic meta:table-count="4" meta:image-count="76" meta:object-count="0" meta:page-count="2" meta:paragraph-count="179" meta:word-count="193" meta:character-count="1355" meta:non-whitespace-character-count="1260"/>
    <meta:generator>LibreOffice/4.4.6.3$Windows_x86 LibreOffice_project/e8938fd3328e95dcf59dd64e7facd2c7d67c704d</meta:generator>
  </office:meta>
</office:document-meta>
</file>